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rsid="00140432" officeooo:paragraph-rsid="001e494e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2pt" officeooo:rsid="001e494e" officeooo:paragraph-rsid="001e494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officeooo:rsid="001ee058" officeooo:paragraph-rsid="001ee05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officeooo:rsid="001fdf46" officeooo:paragraph-rsid="001fdf4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officeooo:rsid="0021da09" officeooo:paragraph-rsid="0021da09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30pt" officeooo:rsid="00140432" officeooo:paragraph-rsid="001e494e" style:font-size-asian="30pt" style:font-size-complex="30pt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officeooo:rsid="0022b6ca" officeooo:paragraph-rsid="0022b6c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officeooo:rsid="002308df" officeooo:paragraph-rsid="002308d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officeooo:rsid="0024e15c" officeooo:paragraph-rsid="0024e15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officeooo:rsid="00254eb6" officeooo:paragraph-rsid="00254eb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24e15c" officeooo:paragraph-rsid="0024e15c" style:font-size-asian="10.5pt" style:font-weight-asian="bold" style:font-size-complex="12pt" style:font-weight-complex="bold"/>
    </style:style>
    <style:style style:name="T1" style:family="text">
      <style:text-properties officeooo:rsid="0022b6ca"/>
    </style:style>
    <style:style style:name="T2" style:family="text">
      <style:text-properties officeooo:rsid="002538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REEN IT</text:p>
      <text:p text:style-name="P1"/>
      <text:p text:style-name="P2">Énergie &lt;=&gt; quantité</text:p>
      <text:p text:style-name="P2"/>
      <text:p text:style-name="P3">Corps Humain très économique. </text:p>
      <text:p text:style-name="P3"/>
      <text:p text:style-name="P3">D’ici 2040 1/1000eme de la planète sera consacré aux DataCenters</text:p>
      <text:p text:style-name="P3"/>
      <text:p text:style-name="P4">Tous les deux ans la quantité produite double. </text:p>
      <text:p text:style-name="P4"/>
      <text:p text:style-name="P4">Le lieu de stockage des données se réfléchit selon l’empreinte carbone qu’elle <text:span text:style-name="T1">&amp;</text:span>entraîne. </text:p>
      <text:p text:style-name="P4"/>
      <text:p text:style-name="P5">Le numérique représente 10/15 % de la consommation mondiale. Le chiffre ne fait qu’augmenter. </text:p>
      <text:p text:style-name="P5"/>
      <text:p text:style-name="P7"/>
      <text:p text:style-name="P7"/>
      <text:p text:style-name="P7"/>
      <text:p text:style-name="P8">Blockchain et eco responsabilité</text:p>
      <text:p text:style-name="P8">Codage eco responsable</text:p>
      <text:p text:style-name="P8">les low techs et frameworks eco responsable</text:p>
      <text:p text:style-name="P8">guide et bonnes pratiques de programmation </text:p>
      <text:p text:style-name="P8">Le cloud et le edge computing </text:p>
      <text:p text:style-name="P8">IA et eco responsabilité </text:p>
      <text:p text:style-name="P8"/>
      <text:p text:style-name="P8"/>
      <text:p text:style-name="P9">I - / Définition du thème </text:p>
      <text:p text:style-name="P9">II-/ les principes </text:p>
      <text:p text:style-name="P9">III-/ Outils et techniques</text:p>
      <text:p text:style-name="P9">IV-/ Avantages et inconvénients</text:p>
      <text:p text:style-name="P9">V-/ prospectives dans 5 ans ? </text:p>
      <text:p text:style-name="P9">VI-/ Avis personnels </text:p>
      <text:p text:style-name="P8"/>
      <text:p text:style-name="P8"/>
      <text:p text:style-name="P9">Au format portrait </text:p>
      <text:p text:style-name="P8"/>
      <text:p text:style-name="P8"/>
      <text:p text:style-name="P9">Rendre le <text:span text:style-name="T2">Streaming Vidéo</text:span> plus green : </text:p>
      <text:p text:style-name="P9"/>
      <text:p text:style-name="P9"/>
      <text:p text:style-name="P11"/>
      <text:p text:style-name="P10"/>
      <text:p text:style-name="P9"/>
      <text:p text:style-name="P9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9:15:35.116679116</meta:creation-date>
    <dc:date>2024-10-15T13:54:11.672290144</dc:date>
    <meta:editing-duration>PT3H21M49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1" meta:paragraph-count="21" meta:word-count="120" meta:character-count="759" meta:non-whitespace-character-count="647"/>
  </office:meta>
</office:document-meta>
</file>